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33ea3" officeooo:paragraph-rsid="000518e5"/>
    </style:style>
    <style:style style:name="P2" style:family="paragraph" style:parent-style-name="Standard">
      <style:paragraph-properties fo:text-align="start" style:justify-single-word="false"/>
      <style:text-properties officeooo:rsid="00033ea3" officeooo:paragraph-rsid="00b7be12"/>
    </style:style>
    <style:style style:name="P3" style:family="paragraph" style:parent-style-name="Standard">
      <style:text-properties officeooo:rsid="00033ea3" officeooo:paragraph-rsid="00172cdc"/>
    </style:style>
    <style:style style:name="P4" style:family="paragraph" style:parent-style-name="Standard">
      <style:paragraph-properties fo:text-align="start" style:justify-single-word="false"/>
      <style:text-properties officeooo:rsid="000518e5" officeooo:paragraph-rsid="000518e5"/>
    </style:style>
    <style:style style:name="P5" style:family="paragraph" style:parent-style-name="Standard">
      <style:paragraph-properties fo:text-align="start" style:justify-single-word="false"/>
      <style:text-properties officeooo:rsid="000518e5" officeooo:paragraph-rsid="00055635"/>
    </style:style>
    <style:style style:name="P6" style:family="paragraph" style:parent-style-name="Standard">
      <style:paragraph-properties fo:text-align="start" style:justify-single-word="false"/>
      <style:text-properties officeooo:rsid="000518e5" officeooo:paragraph-rsid="0006ec11"/>
    </style:style>
    <style:style style:name="P7" style:family="paragraph" style:parent-style-name="Standard">
      <style:text-properties officeooo:rsid="000518e5" officeooo:paragraph-rsid="000518e5"/>
    </style:style>
    <style:style style:name="P8" style:family="paragraph" style:parent-style-name="Standard">
      <style:paragraph-properties fo:text-align="start" style:justify-single-word="false"/>
      <style:text-properties officeooo:rsid="0006ec11" officeooo:paragraph-rsid="0006ec11"/>
    </style:style>
    <style:style style:name="P9" style:family="paragraph" style:parent-style-name="Standard">
      <style:paragraph-properties fo:text-align="start" style:justify-single-word="false"/>
      <style:text-properties officeooo:rsid="0006ec11" officeooo:paragraph-rsid="0007074b"/>
    </style:style>
    <style:style style:name="P10" style:family="paragraph" style:parent-style-name="Standard">
      <style:paragraph-properties fo:text-align="start" style:justify-single-word="false"/>
      <style:text-properties officeooo:rsid="0006ec11" officeooo:paragraph-rsid="00081e5f"/>
    </style:style>
    <style:style style:name="P11" style:family="paragraph" style:parent-style-name="Standard">
      <style:paragraph-properties fo:text-align="start" style:justify-single-word="false"/>
      <style:text-properties officeooo:rsid="0007074b" officeooo:paragraph-rsid="0007074b"/>
    </style:style>
    <style:style style:name="P12" style:family="paragraph" style:parent-style-name="Standard">
      <style:paragraph-properties fo:text-align="start" style:justify-single-word="false"/>
      <style:text-properties officeooo:rsid="00076cb8" officeooo:paragraph-rsid="00076cb8"/>
    </style:style>
    <style:style style:name="P13" style:family="paragraph" style:parent-style-name="Standard">
      <style:text-properties officeooo:rsid="001889b9"/>
    </style:style>
    <style:style style:name="P14" style:family="paragraph" style:parent-style-name="Standard">
      <style:text-properties officeooo:rsid="001889b9" officeooo:paragraph-rsid="007d10e1"/>
    </style:style>
    <style:style style:name="P15" style:family="paragraph" style:parent-style-name="Standard">
      <style:text-properties officeooo:rsid="001889b9" officeooo:paragraph-rsid="00c700c5"/>
    </style:style>
    <style:style style:name="P16" style:family="paragraph" style:parent-style-name="Standard">
      <style:text-properties officeooo:rsid="001a0ac3" officeooo:paragraph-rsid="001a0ac3"/>
    </style:style>
    <style:style style:name="P17" style:family="paragraph" style:parent-style-name="Standard">
      <style:text-properties officeooo:rsid="001a0ac3" officeooo:paragraph-rsid="009a22b4"/>
    </style:style>
    <style:style style:name="P18" style:family="paragraph" style:parent-style-name="Standard">
      <style:text-properties officeooo:rsid="001a0ac3" officeooo:paragraph-rsid="00a8be6e"/>
    </style:style>
    <style:style style:name="P19" style:family="paragraph" style:parent-style-name="Standard">
      <style:text-properties officeooo:paragraph-rsid="002b74c4"/>
    </style:style>
    <style:style style:name="P20" style:family="paragraph" style:parent-style-name="Standard">
      <style:text-properties officeooo:rsid="002b74c4" officeooo:paragraph-rsid="002b74c4"/>
    </style:style>
    <style:style style:name="P21" style:family="paragraph" style:parent-style-name="Standard">
      <style:text-properties officeooo:rsid="002b74c4" officeooo:paragraph-rsid="003910a7"/>
    </style:style>
    <style:style style:name="P22" style:family="paragraph" style:parent-style-name="Standard">
      <style:text-properties officeooo:rsid="003910a7" officeooo:paragraph-rsid="003910a7"/>
    </style:style>
    <style:style style:name="P23" style:family="paragraph" style:parent-style-name="Standard">
      <style:text-properties officeooo:rsid="001b5d03" officeooo:paragraph-rsid="001b5d03"/>
    </style:style>
    <style:style style:name="P24" style:family="paragraph" style:parent-style-name="Standard">
      <style:text-properties officeooo:rsid="001b5d03" officeooo:paragraph-rsid="004185c1"/>
    </style:style>
    <style:style style:name="P25" style:family="paragraph" style:parent-style-name="Standard">
      <style:text-properties officeooo:rsid="004185c1" officeooo:paragraph-rsid="004185c1"/>
    </style:style>
    <style:style style:name="P26" style:family="paragraph" style:parent-style-name="Standard">
      <style:text-properties officeooo:rsid="0042c0f5" officeooo:paragraph-rsid="0042c0f5"/>
    </style:style>
    <style:style style:name="P27" style:family="paragraph" style:parent-style-name="Standard">
      <style:text-properties officeooo:rsid="0042c0f5" officeooo:paragraph-rsid="0043fc72"/>
    </style:style>
    <style:style style:name="P28" style:family="paragraph" style:parent-style-name="Standard">
      <style:text-properties officeooo:rsid="00472ad0" officeooo:paragraph-rsid="00472ad0"/>
    </style:style>
    <style:style style:name="P29" style:family="paragraph" style:parent-style-name="Standard">
      <style:text-properties officeooo:rsid="00472ad0" officeooo:paragraph-rsid="00502482"/>
    </style:style>
    <style:style style:name="P30" style:family="paragraph" style:parent-style-name="Standard">
      <style:text-properties officeooo:rsid="0020302b" officeooo:paragraph-rsid="0020302b"/>
    </style:style>
    <style:style style:name="P31" style:family="paragraph" style:parent-style-name="Standard">
      <style:text-properties officeooo:rsid="0020302b" officeooo:paragraph-rsid="006fb7af"/>
    </style:style>
    <style:style style:name="P32" style:family="paragraph" style:parent-style-name="Standard">
      <style:paragraph-properties fo:text-align="start" style:justify-single-word="false"/>
      <style:text-properties officeooo:rsid="0000cb70" officeooo:paragraph-rsid="0000cb70"/>
    </style:style>
    <style:style style:name="P33" style:family="paragraph" style:parent-style-name="Standard">
      <style:paragraph-properties fo:text-align="start" style:justify-single-word="false"/>
      <style:text-properties officeooo:rsid="006cfe18" officeooo:paragraph-rsid="006cfe18"/>
    </style:style>
    <style:style style:name="P34" style:family="paragraph" style:parent-style-name="Standard">
      <style:paragraph-properties fo:text-align="start" style:justify-single-word="false"/>
      <style:text-properties officeooo:rsid="006cfe18" officeooo:paragraph-rsid="00b42cff"/>
    </style:style>
    <style:style style:name="P35" style:family="paragraph" style:parent-style-name="Standard">
      <style:paragraph-properties fo:text-align="start" style:justify-single-word="false"/>
      <style:text-properties officeooo:rsid="006cfe18" officeooo:paragraph-rsid="00b7be12"/>
    </style:style>
    <style:style style:name="P36" style:family="paragraph" style:parent-style-name="Standard">
      <style:text-properties officeooo:rsid="006fb7af" officeooo:paragraph-rsid="006fb7af"/>
    </style:style>
    <style:style style:name="P37" style:family="paragraph" style:parent-style-name="Standard">
      <style:text-properties officeooo:rsid="0073358f" officeooo:paragraph-rsid="0073358f"/>
    </style:style>
    <style:style style:name="P38" style:family="paragraph" style:parent-style-name="Standard">
      <style:text-properties officeooo:rsid="0073358f" officeooo:paragraph-rsid="00746bd6"/>
    </style:style>
    <style:style style:name="P39" style:family="paragraph" style:parent-style-name="Standard">
      <style:text-properties officeooo:rsid="00746bd6" officeooo:paragraph-rsid="00746bd6"/>
    </style:style>
    <style:style style:name="P40" style:family="paragraph" style:parent-style-name="Standard">
      <style:text-properties officeooo:rsid="0077a710" officeooo:paragraph-rsid="0077a710"/>
    </style:style>
    <style:style style:name="P41" style:family="paragraph" style:parent-style-name="Standard">
      <style:text-properties officeooo:rsid="00992d5d" officeooo:paragraph-rsid="00992d5d"/>
    </style:style>
    <style:style style:name="P42" style:family="paragraph" style:parent-style-name="Standard">
      <style:text-properties officeooo:rsid="009a22b4" officeooo:paragraph-rsid="009a22b4"/>
    </style:style>
    <style:style style:name="P43" style:family="paragraph" style:parent-style-name="Standard">
      <style:text-properties officeooo:rsid="009a22b4" officeooo:paragraph-rsid="009ad0c9"/>
    </style:style>
    <style:style style:name="P44" style:family="paragraph" style:parent-style-name="Standard">
      <style:text-properties officeooo:rsid="009ad0c9" officeooo:paragraph-rsid="009ad0c9"/>
    </style:style>
    <style:style style:name="P45" style:family="paragraph" style:parent-style-name="Standard">
      <style:text-properties officeooo:rsid="00c700c5" officeooo:paragraph-rsid="00c700c5"/>
    </style:style>
    <style:style style:name="P46" style:family="paragraph" style:parent-style-name="Standard">
      <style:text-properties officeooo:rsid="00c700c5" officeooo:paragraph-rsid="00cc8695"/>
    </style:style>
    <style:style style:name="P47" style:family="paragraph" style:parent-style-name="Standard">
      <style:text-properties officeooo:rsid="00c700c5" officeooo:paragraph-rsid="00d6ba6f"/>
    </style:style>
    <style:style style:name="P48" style:family="paragraph" style:parent-style-name="Standard">
      <style:text-properties officeooo:rsid="00c700c5" officeooo:paragraph-rsid="00d856a0"/>
    </style:style>
    <style:style style:name="P49" style:family="paragraph" style:parent-style-name="Standard">
      <style:text-properties officeooo:rsid="00d01afb" officeooo:paragraph-rsid="00d01afb"/>
    </style:style>
    <style:style style:name="P50" style:family="paragraph" style:parent-style-name="Standard">
      <style:text-properties officeooo:rsid="00d01afb" officeooo:paragraph-rsid="00d3f441"/>
    </style:style>
    <style:style style:name="P51" style:family="paragraph" style:parent-style-name="Standard">
      <style:text-properties officeooo:rsid="00d3f441" officeooo:paragraph-rsid="00d3f441"/>
    </style:style>
    <style:style style:name="P52" style:family="paragraph" style:parent-style-name="Standard">
      <style:text-properties officeooo:rsid="00d3f441" officeooo:paragraph-rsid="00dcd2ca"/>
    </style:style>
    <style:style style:name="P53" style:family="paragraph" style:parent-style-name="Standard">
      <style:text-properties officeooo:rsid="00d6ba6f" officeooo:paragraph-rsid="00d6ba6f"/>
    </style:style>
    <style:style style:name="P54" style:family="paragraph" style:parent-style-name="Standard">
      <style:text-properties officeooo:rsid="00dcd2ca" officeooo:paragraph-rsid="00dcd2ca"/>
    </style:style>
    <style:style style:name="P55" style:family="paragraph" style:parent-style-name="Standard">
      <style:text-properties officeooo:rsid="00dcd2ca" officeooo:paragraph-rsid="00ddaa2e"/>
    </style:style>
    <style:style style:name="P56" style:family="paragraph" style:parent-style-name="Standard">
      <style:text-properties officeooo:rsid="00ddaa2e" officeooo:paragraph-rsid="00ddaa2e"/>
    </style:style>
    <style:style style:name="P57" style:family="paragraph" style:parent-style-name="Standard">
      <style:text-properties officeooo:rsid="00ddaa2e" officeooo:paragraph-rsid="00dde593"/>
    </style:style>
    <style:style style:name="P58" style:family="paragraph" style:parent-style-name="Standard">
      <style:text-properties officeooo:rsid="00e57cdc" officeooo:paragraph-rsid="00e57cdc"/>
    </style:style>
    <style:style style:name="P59" style:family="paragraph" style:parent-style-name="Standard">
      <style:text-properties officeooo:rsid="00e9e68f" officeooo:paragraph-rsid="00e9e68f"/>
    </style:style>
    <style:style style:name="P60" style:family="paragraph" style:parent-style-name="Standard">
      <style:text-properties officeooo:rsid="00ead9d9" officeooo:paragraph-rsid="00ead9d9"/>
    </style:style>
    <style:style style:name="P61" style:family="paragraph" style:parent-style-name="Standard">
      <style:text-properties officeooo:rsid="00ecbd3b" officeooo:paragraph-rsid="00ecbd3b"/>
    </style:style>
    <style:style style:name="P62" style:family="paragraph" style:parent-style-name="Standard">
      <style:text-properties officeooo:rsid="00ecbd3b" officeooo:paragraph-rsid="00f41c20"/>
    </style:style>
    <style:style style:name="P63" style:family="paragraph" style:parent-style-name="Standard" style:master-page-name="">
      <loext:graphic-properties draw:fill="none"/>
      <style:paragraph-properties fo:margin-left="0.7cm" fo:margin-right="0cm" fo:text-align="start" style:justify-single-word="false" fo:text-indent="0cm" style:auto-text-indent="false" style:page-number="auto" fo:background-color="transparent"/>
      <style:text-properties officeooo:rsid="00055635" officeooo:paragraph-rsid="00055635"/>
    </style:style>
    <style:style style:name="P64"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officeooo:rsid="00055635" officeooo:paragraph-rsid="00055635"/>
    </style:style>
    <style:style style:name="P65"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officeooo:rsid="000518e5" officeooo:paragraph-rsid="00055635"/>
    </style:style>
    <style:style style:name="P66" style:family="paragraph" style:parent-style-name="Standard">
      <style:text-properties officeooo:rsid="00ecbd3b" officeooo:paragraph-rsid="00ecbd3b"/>
    </style:style>
    <style:style style:name="P67" style:family="paragraph" style:parent-style-name="Standard">
      <style:text-properties officeooo:rsid="00f6abf5" officeooo:paragraph-rsid="00f6abf5"/>
    </style:style>
    <style:style style:name="P68" style:family="paragraph" style:parent-style-name="Heading_20_1">
      <style:paragraph-properties fo:text-align="center" style:justify-single-word="false"/>
    </style:style>
    <style:style style:name="T1" style:family="text">
      <style:text-properties officeooo:rsid="000518e5"/>
    </style:style>
    <style:style style:name="T2" style:family="text">
      <style:text-properties officeooo:rsid="00055635"/>
    </style:style>
    <style:style style:name="T3" style:family="text">
      <style:text-properties officeooo:rsid="0006ec11"/>
    </style:style>
    <style:style style:name="T4" style:family="text">
      <style:text-properties officeooo:rsid="0007074b"/>
    </style:style>
    <style:style style:name="T5" style:family="text">
      <style:text-properties officeooo:rsid="00076d95"/>
    </style:style>
    <style:style style:name="T6" style:family="text">
      <style:text-properties officeooo:rsid="002b74c4"/>
    </style:style>
    <style:style style:name="T7" style:family="text">
      <style:text-properties officeooo:rsid="003910a7"/>
    </style:style>
    <style:style style:name="T8" style:family="text">
      <style:text-properties officeooo:rsid="003a3b8d"/>
    </style:style>
    <style:style style:name="T9" style:family="text">
      <style:text-properties officeooo:rsid="004185c1"/>
    </style:style>
    <style:style style:name="T10" style:family="text">
      <style:text-properties officeooo:rsid="0042c0f5"/>
    </style:style>
    <style:style style:name="T11" style:family="text">
      <style:text-properties officeooo:rsid="0043fc72"/>
    </style:style>
    <style:style style:name="T12" style:family="text">
      <style:text-properties officeooo:rsid="00472ad0"/>
    </style:style>
    <style:style style:name="T13" style:family="text">
      <style:text-properties officeooo:rsid="00487ea6"/>
    </style:style>
    <style:style style:name="T14" style:family="text">
      <style:text-properties officeooo:rsid="004c23f4"/>
    </style:style>
    <style:style style:name="T15" style:family="text">
      <style:text-properties officeooo:rsid="00539012"/>
    </style:style>
    <style:style style:name="T16" style:family="text">
      <style:text-properties officeooo:rsid="0067b63e"/>
    </style:style>
    <style:style style:name="T17" style:family="text">
      <style:text-properties officeooo:rsid="006b3e8b"/>
    </style:style>
    <style:style style:name="T18" style:family="text">
      <style:text-properties officeooo:rsid="006fb7af"/>
    </style:style>
    <style:style style:name="T19" style:family="text">
      <style:text-properties officeooo:rsid="00746bd6"/>
    </style:style>
    <style:style style:name="T20" style:family="text">
      <style:text-properties officeooo:rsid="00785867"/>
    </style:style>
    <style:style style:name="T21" style:family="text">
      <style:text-properties officeooo:rsid="00033ea3"/>
    </style:style>
    <style:style style:name="T22" style:family="text">
      <style:text-properties officeooo:rsid="008d4e63"/>
    </style:style>
    <style:style style:name="T23" style:family="text">
      <style:text-properties officeooo:rsid="0094b5ce"/>
    </style:style>
    <style:style style:name="T24" style:family="text">
      <style:text-properties officeooo:rsid="009ad0c9"/>
    </style:style>
    <style:style style:name="T25" style:family="text">
      <style:text-properties officeooo:rsid="009d808f"/>
    </style:style>
    <style:style style:name="T26" style:family="text">
      <style:text-properties officeooo:rsid="00a50fb1"/>
    </style:style>
    <style:style style:name="T27" style:family="text">
      <style:text-properties officeooo:rsid="00a6041b"/>
    </style:style>
    <style:style style:name="T28" style:family="text">
      <style:text-properties officeooo:rsid="00a785a0"/>
    </style:style>
    <style:style style:name="T29" style:family="text">
      <style:text-properties officeooo:rsid="00a8be6e"/>
    </style:style>
    <style:style style:name="T30" style:family="text">
      <style:text-properties officeooo:rsid="00a9792c"/>
    </style:style>
    <style:style style:name="T31" style:family="text">
      <style:text-properties officeooo:rsid="00b9a735"/>
    </style:style>
    <style:style style:name="T32" style:family="text">
      <style:text-properties officeooo:rsid="00bfc708"/>
    </style:style>
    <style:style style:name="T33" style:family="text">
      <style:text-properties officeooo:rsid="00c700c5"/>
    </style:style>
    <style:style style:name="T34" style:family="text">
      <style:text-properties officeooo:rsid="00c72f56"/>
    </style:style>
    <style:style style:name="T35" style:family="text">
      <style:text-properties officeooo:rsid="00cc8695"/>
    </style:style>
    <style:style style:name="T36" style:family="text">
      <style:text-properties officeooo:rsid="00d01afb"/>
    </style:style>
    <style:style style:name="T37" style:family="text">
      <style:text-properties officeooo:rsid="00d24884"/>
    </style:style>
    <style:style style:name="T38" style:family="text">
      <style:text-properties officeooo:rsid="00d3f441"/>
    </style:style>
    <style:style style:name="T39" style:family="text">
      <style:text-properties officeooo:rsid="00d6ba6f"/>
    </style:style>
    <style:style style:name="T40" style:family="text">
      <style:text-properties officeooo:rsid="00d856a0"/>
    </style:style>
    <style:style style:name="T41" style:family="text">
      <style:text-properties officeooo:rsid="00dcd2ca"/>
    </style:style>
    <style:style style:name="T42" style:family="text">
      <style:text-properties officeooo:rsid="00dde593"/>
    </style:style>
    <style:style style:name="T43" style:family="text">
      <style:text-properties officeooo:rsid="00e21412"/>
    </style:style>
    <style:style style:name="T44" style:family="text">
      <style:text-properties officeooo:rsid="00e63d33"/>
    </style:style>
    <style:style style:name="T45" style:family="text">
      <style:text-properties officeooo:rsid="00ed12cc"/>
    </style:style>
    <style:style style:name="T46" style:family="text">
      <style:text-properties officeooo:rsid="00eedda1"/>
    </style:style>
    <style:style style:name="T47" style:family="text">
      <style:text-properties officeooo:rsid="00f02cf3"/>
    </style:style>
    <style:style style:name="T48" style:family="text">
      <style:text-properties officeooo:rsid="00f25eda"/>
    </style:style>
    <style:style style:name="T49" style:family="text">
      <style:text-properties officeooo:rsid="00f2cf31"/>
    </style:style>
    <style:style style:name="T50" style:family="text">
      <style:text-properties officeooo:rsid="00f90c49"/>
    </style:style>
    <style:style style:name="T51" style:family="text">
      <style:text-properties officeooo:rsid="00fe0f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分布式服务框架(YF Framework)设计</text:h>
      <text:p text:style-name="P32"><text:tab/><text:tab/><text:tab/><text:tab/><text:tab/><text:tab/><text:tab/><text:tab/><text:tab/> <text:s text:c="58"/>作者:蔡波</text:p>
      <text:p text:style-name="P32"><text:tab/>YF是一种高效的、支持多种编程语言的远程服务调用框架。它采用接口描述语言（IDL）定义并创建服务，支持可扩展的跨语言开发，所包含的代码生成引擎可以在多种语言中创建高效无缝的服务。其数据传输采用二进制格式，相对<text:span text:style-name="T17">XML和JSON等序列化方式体积更小，对于高并发、大数据量和多语言的环境更有优势。</text:span></text:p>
      <text:p text:style-name="P32"/>
      <text:h text:style-name="Heading_20_3" text:outline-level="3"><text:span text:style-name="T32">1</text:span>. 抽象语法树及编译器</text:h>
      <text:p text:style-name="P33"/>
      <text:h text:style-name="Heading_20_3" text:outline-level="3"><text:span text:style-name="T32">2</text:span>. 接口描述语言与Go代码生成引擎</text:h>
      <text:p text:style-name="P33"><text:tab/><text:span text:style-name="T22">contract</text:span></text:p>
      <text:p text:style-name="P34"><text:tab/><text:span text:style-name="T21">一个contract称之为一个协议，一个协议中包含多个函数声明。结合Go语言中的interface的特性，每一个contract又可以认为是Go中的一个接口。每一个实现了contract中的所有函数的类型或者类型指针都可以认为是contract的一个实例。所以在使用Go代码生成引擎编译接口描述语言文件时，我们为单个contract定义一个接口。</text:span></text:p>
      <text:p text:style-name="P2"><text:tab/>例如一个名字为Server的contract，我们定义一个接口名为IServer，该接口具有协议中的所有函数声明。我们定义结构体类型，ServerService与ServerRemoteService，其分别实现了协议类型的本地和远程服务接口。前者内嵌一个IServer接口(及多个用于服务系统的字段)，同时实现Service接口，用作本地服务供服务系统使用。后者内嵌一个Remote(及多个用于服务系统的字段)，同时实现RemoteService接口，用作远程服务供服务系统使用。</text:p>
      <text:p text:style-name="P35"><text:span text:style-name="T21"><text:tab/>另外定义一个建造者结构ServerBuilder，其有一个函数成员lsbuilder，其声明为func(service Service)(IServer, error)，用于建造本地服务。建造者生成函数NewServerBuilder(TypeBuilder)，使用指定的TypeBuilder 作为lsbuilder成员，生成的建造者可注册到服务系统的建造者集合，用其两个成员函数NewService(...)和NewRemoteService(...)可建造对应类型的本地服务ServerService及远程服务ServerRemoteService。</text:span>其中<text:span text:style-name="T23">NewService(...)会使用到建造者的成员函数lsbuilder为ServerService内嵌的IServer接口赋值，从而为ServerService绑定应用层的数据。</text:span></text:p>
      <text:p text:style-name="P35"><text:tab/>在调用<text:span text:style-name="T31">ServerService的Call方法时，实际是根据消息体中函数ID映射到实现了ServerService中的IServer接口的实际对象的成员函数。而调用ServerRemoteService的Call方法，则是将请求发往远程服务绑定的ClusterRemote下层的通道，从而发送到真正提供了该服务本体的集群节点进行调用。</text:span></text:p>
      <text:p text:style-name="P33"/>
      <text:h text:style-name="Heading_20_3" text:outline-level="3"><text:span text:style-name="T25">3. </text:span>序列<text:span text:style-name="T1">化</text:span></text:h>
      <text:p text:style-name="P7"><text:tab/>TCP中的数据传输是没有边界的。</text:p>
      <text:p text:style-name="P7"><text:tab/>在YFPlatfom中,节点之间的数据传输分界方法：2字节（小端字节序）表示的uint16数值代表消息长度值。根据这个值，读取指定长度字节流。2字节+其表示的对应长度的字节数组组成单条通讯消息,此消息为传输层消息。消息头（代表消息体长度）+ 消息体 = 传输层消息</text:p>
      <text:p text:style-name="P1"><text:tab/>传输层消息的消息体代表一个表示层消息,其结构为</text:p>
      <text:p text:style-name="P1"><text:tab/><text:span text:style-name="T1">struct Message{</text:span></text:p>
      <text:p text:style-name="P4"><text:s/><text:tab/><text:tab/>Code <text:s text:c="5"/>Code; <text:s text:c="4"/><text:tab/>// 消息类型</text:p>
      <text:p text:style-name="P4"><text:s/><text:tab/><text:tab/>Content <text:s text:c="2"/>[]byte; <text:s text:c="2"/><text:tab/>// 消息内容</text:p>
      <text:p text:style-name="P4"><text:tab/>}</text:p>
      <text:p text:style-name="P4"><text:tab/>其中<text:span text:style-name="T2">Code代表本条消息的类型，其值有： <text:s text:c="3"/><text:tab/></text:span></text:p>
      <text:p text:style-name="P63"><text:s text:c="4"/><text:tab/>CodeWhoAmI Code = 0<text:tab/><text:tab/>// 握手消息 消息内容为本地TCP地址</text:p>
      <text:p text:style-name="P64"><text:soft-page-break/><text:tab/>CodeAccept Code = 1<text:tab/><text:tab/>// 接受连接消息<text:tab/></text:p>
      <text:p text:style-name="P64"><text:tab/>CodeReject Code = 2<text:tab/><text:tab/><text:tab/>// 拒绝连接消息</text:p>
      <text:p text:style-name="P64"><text:tab/>CodeDHExchange Code = 3<text:tab/>// 密钥交换消息</text:p>
      <text:p text:style-name="P64"><text:tab/>CodeCall Code = 4<text:tab/><text:tab/><text:tab/>// 服务调用消息</text:p>
      <text:p text:style-name="P64"><text:tab/>CodeReturn Code = 5<text:tab/><text:tab/>// 服务调用返回消息</text:p>
      <text:p text:style-name="P65"><text:tab/><text:span text:style-name="T2">CodeCER Code = 6<text:tab/><text:tab/><text:tab/>// 服务状态发布消息</text:span></text:p>
      <text:p text:style-name="P5"><text:tab/><text:span text:style-name="T2">Content代表将结构体序列化之后的字节数组。数据加密也在本层进行，需要加密时，对Content进行加解密处理。内置类型的序列化支持：byte(bool,uint8)、int8、uint16、int16、uint32、int32、uint64、int64、float32、float64、string。自定义类型均按成员类型递归转化为内置类型进行序列化。另外支持数组类型传输，例：[10]uint32，先将数组长度10认为是uint16序列化，然后序列化该数量的数组元素类型，即10个uint32。YF脚本翻译器会为每种自定义类型生成对应的Read和 Write方法，使得应用层无需关心类型的序列化。</text:span></text:p>
      <text:p text:style-name="P5"><text:tab/><text:span text:style-name="T3">CodeCall、CodeReturn对应的消息体反序列化后的结构体如下，其中各成员类型的序列化同上。</text:span></text:p>
      <text:p text:style-name="P6"><text:tab/><text:span text:style-name="T3">type Call struct { <text:tab/>// 服务(函数)调用</text:span></text:p>
      <text:p text:style-name="P8"><text:s text:c="4"/><text:tab/><text:tab/>ID uint16 </text:p>
      <text:p text:style-name="P8"><text:s text:c="4"/><text:tab/><text:tab/>Service uint16 </text:p>
      <text:p text:style-name="P8"><text:s text:c="4"/><text:tab/><text:tab/>Method uint16 </text:p>
      <text:p text:style-name="P8"><text:s text:c="3"/><text:tab/><text:tab/>Params []*Param </text:p>
      <text:p text:style-name="P8"><text:tab/>}</text:p>
      <text:p text:style-name="P10"><text:tab/>type Return struct { <text:tab/>// 服务(函数)返回</text:p>
      <text:p text:style-name="P8"><text:s text:c="4"/><text:tab/><text:tab/>ID uint16 </text:p>
      <text:p text:style-name="P8"><text:s text:c="4"/><text:tab/><text:tab/>Service uint16 </text:p>
      <text:p text:style-name="P8"><text:s text:c="4"/><text:tab/><text:tab/>Params []*Param </text:p>
      <text:p text:style-name="P8"><text:tab/>}</text:p>
      <text:p text:style-name="P9"><text:tab/><text:span text:style-name="T4">type Param struct { <text:tab/>// 服务(函数)参数</text:span></text:p>
      <text:p text:style-name="P11"><text:s text:c="4"/><text:tab/><text:tab/>Content []byte </text:p>
      <text:p text:style-name="P11"><text:tab/>}</text:p>
      <text:p text:style-name="P12">其中Param代表应用层函数调用的单个参数，是序列化后的类型表示。ID、Service、Method用于集群中各个节点间服务调用。</text:p>
      <text:p text:style-name="P12"><text:tab/>值得一提的是，YF脚本翻译器完成的自定义结构序列化不仅面向上层应用，同时在平台传输层及会话层均有内置使用。<text:span text:style-name="T5">YF脚本翻译器暂时支持Golang、Lua、Html，可以按需添加语言。</text:span></text:p>
      <text:p text:style-name="P3"/>
      <text:h text:style-name="Heading_20_3" text:outline-level="3">4. RPC集中管理器的作用及其实现</text:h>
      <text:p text:style-name="P13"><text:tab/>RPC集中管理器的作用：最主要实现消息的异步收发<text:span text:style-name="T51">。</text:span>根据CPU核心的数量得到一个group数，预先分配group数量的rpc服务器及锁。通过将调用参数中的服务ID对group求余，将每一个服务固定分配到对应的rpc服务器。通过对rpc服务器ID生成器的加锁后的自增，可以对经过此rpc服务器发起的所有远程调用进行唯一ID编号，以实现远程调用及其返回值的对应识别。单个rpc服务器还持有一个rpc监视器集合，每个rpc监视器用于实现远程调用的返回值接收和超时控制。另外值得一提的是，RPC集中管理器实现并不在网络连接及传输层，其并不保留对底层通道的引用及维护，所以通过rpc服务器进行远程调用的时候，需要指明其所使用的底层通道（Channel）。以下是RPC集中管理器的实现要点：</text:p>
      <text:p text:style-name="P19"><text:tab/><text:span text:style-name="T6">// RPC 远程调用服务集中管理器</text:span></text:p>
      <text:p text:style-name="P20"><text:tab/>type RPC struct {</text:p>
      <text:p text:style-name="P20"><text:tab/><text:tab/>locks <text:s/>[]sync.Mutex <text:s/><text:tab/>// 预分配的互斥锁列表，与rpc服务器一一对应</text:p>
      <text:p text:style-name="P20"><text:tab/><text:tab/>groups []*rpcService <text:tab/>// rpc服务器列表，多个服务按照其ID共享一个rpc服务器</text:p>
      <text:p text:style-name="P20"><text:tab/>}</text:p>
      <text:p text:style-name="P20"/>
      <text:p text:style-name="P21"><text:soft-page-break/><text:tab/><text:span text:style-name="T7">// rpcService 远程调用服务器</text:span></text:p>
      <text:p text:style-name="P22"><text:tab/>type rpcService struct {</text:p>
      <text:p text:style-name="P22"><text:tab/><text:tab/>idgen <text:s text:c="2"/>uint16 <text:s text:c="16"/><text:tab/><text:tab/><text:tab/>// ID生成器</text:p>
      <text:p text:style-name="P22"><text:tab/><text:tab/>futures map[uint16]*rpcMonitor <text:tab/>// 返回值监视器</text:p>
      <text:p text:style-name="P22"><text:tab/>}</text:p>
      <text:p text:style-name="P22"/>
      <text:p text:style-name="P22"><text:tab/>// rpcMonitor 远程调用返回值监视器</text:p>
      <text:p text:style-name="P22"><text:tab/>type rpcMonitor struct {</text:p>
      <text:p text:style-name="P22"><text:tab/><text:tab/>future Future <text:s text:c="5"/><text:tab/><text:tab/>// 远程调用结果返回chan</text:p>
      <text:p text:style-name="P22"><text:tab/><text:tab/>timer <text:s/>*time.Timer <text:tab/>// 定时器</text:p>
      <text:p text:style-name="P22"><text:tab/>}</text:p>
      <text:p text:style-name="P22"><text:tab/></text:p>
      <text:p text:style-name="P22"><text:tab/>func (rpc *RPC) Wait(…)<text:tab/><text:tab/>// 有返回值的远程调用<text:span text:style-name="T8">，得到一个返回值chan *ReturnVal</text:span></text:p>
      <text:p text:style-name="P22"><text:tab/>func (rpc *RPC) Post(…)<text:tab/><text:tab/>// 无返回值的远程调用</text:p>
      <text:p text:style-name="P22"><text:tab/>func (rpc *RPC)Notify(…)<text:tab/>// 远程调用返回值通知<text:span text:style-name="T8">，将&amp;ReturnVal放入对应chan</text:span></text:p>
      <text:p text:style-name="P16"/>
      <text:h text:style-name="Heading_20_3" text:outline-level="3">6. 分布式系统中的网络互联</text:h>
      <text:p text:style-name="P23"><text:tab/>在整个集群的网络架构中<text:span text:style-name="T9">，以网络节点为单位，设置多个驱动，单个驱动上挂载多个通道，实现节点之间的多点网络互联。驱动以协议名字进行分类，单个节点中以协议名字作为索引，持有一个驱动的集合。</text:span></text:p>
      <text:p text:style-name="P24"><text:tab/><text:span text:style-name="T9">// Node 集群网络节点对象</text:span></text:p>
      <text:p text:style-name="P25"><text:tab/>type Node struct {</text:p>
      <text:p text:style-name="P25"><text:tab/><text:tab/>drivers <text:s text:c="5"/>map[string]Driver // 按协议名进行索引的驱动集合</text:p>
      <text:p text:style-name="P25"><text:tab/>}</text:p>
      <text:p text:style-name="P25"><text:tab/>驱动<text:span text:style-name="T10">（Driver）是一个接口，其抽象了一个通道管理器。</text:span></text:p>
      <text:p text:style-name="P26"><text:tab/>type Driver interface {</text:p>
      <text:p text:style-name="P26"><text:tab/><text:tab/>Protocol() string <text:s text:c="44"/><text:tab/><text:tab/><text:tab/>// 协议名字</text:p>
      <text:p text:style-name="P26"><text:tab/><text:tab/>Channel(name string) (Channel, bool) <text:s text:c="25"/><text:tab/>// 通过名字获取通道</text:p>
      <text:p text:style-name="P27"><text:tab/><text:tab/>NewChannel(name string, connectionType byte) (Channel, error) // <text:span text:style-name="T11">新建通道</text:span></text:p>
      <text:p text:style-name="P26"><text:tab/><text:tab/>DelChannel(channel Channel) <text:s text:c="34"/><text:tab/><text:tab/>// 删除指定的通道</text:p>
      <text:p text:style-name="P26"><text:tab/><text:tab/>Builder(builder ChannelHandleBuilder) <text:s text:c="24"/><text:tab/>// 设置通道句柄建造者</text:p>
      <text:p text:style-name="P26"><text:tab/>}</text:p>
      <text:p text:style-name="P26"><text:tab/>通道<text:span text:style-name="T12">（Channel）是一个接口，其抽象了一个Socket连接。通道完成了传输层消息和表示层消息的序列化及反序列化。</text:span></text:p>
      <text:p text:style-name="P28"><text:tab/>type Channel interface {</text:p>
      <text:p text:style-name="P28"><text:tab/><text:tab/>Write(msg *Message) error <text:tab/>// 写入消息</text:p>
      <text:p text:style-name="P28"><text:tab/><text:tab/>Status() Status <text:s text:c="10"/><text:tab/><text:tab/><text:tab/>// 获取状态</text:p>
      <text:p text:style-name="P28"><text:tab/><text:tab/>Protocol() string <text:s text:c="8"/><text:tab/><text:tab/>// 协议名字</text:p>
      <text:p text:style-name="P28"><text:tab/><text:tab/>Close() <text:s text:c="18"/><text:tab/><text:tab/><text:tab/>// 关闭通道</text:p>
      <text:p text:style-name="P28"><text:tab/><text:tab/>Handle() ChannelHandle <text:s text:c="2"/><text:tab/>// 获取通道句柄</text:p>
      <text:p text:style-name="P28"><text:tab/><text:tab/>Name() string <text:s text:c="12"/><text:tab/><text:tab/>// 通道标识符</text:p>
      <text:p text:style-name="P28"><text:tab/>}</text:p>
      <text:p text:style-name="P28"><text:tab/>通道句柄<text:span text:style-name="T13">（ChannelHandle）是一个接口，其抽象了一个基于通道的观察者，当通道中有消息到达时，通知该通道句柄进行处理。</text:span></text:p>
      <text:p text:style-name="P29"><text:tab/>YF框架内置了几种驱动及其对应通道<text:span text:style-name="T14">。其中集群驱动 （ClusterDriver）与通道（ClusterChannel）的设计如下：</text:span></text:p>
      <text:p text:style-name="P28"><text:soft-page-break/><text:tab/>集群驱动及通道是一种基于TCP协议的<text:span text:style-name="T15">Socket长连接双向互联实现，其消息传递方法详情请参见章节-序列化。集群驱动可以向外发起连接（外连通道），也可以向内接收连接（内连通道）。通道使用握手消息机制，完成节点之间的互相验证，建立Socket长连接。外连通道通过心跳实现了断线重连。多个通道之间通过算法，共享互斥锁。通道使用Golang的chan实现发送消息队列，以保证不同服务共享通道时的串行化。当完后握手之后的通道有消息到达时，通道将不再关心消息内容仅传递给挂载其上的观察者（通道句柄）进行处理。</text:span></text:p>
      <text:p text:style-name="P28"><text:tab/>总体来说<text:span text:style-name="T16">，集群驱动及通道的特点是双向双工、多点互联、握手机制、断线重连、按需添加。 <text:s/></text:span></text:p>
      <text:p text:style-name="P28"/>
      <text:h text:style-name="Heading_20_3" text:outline-level="3">7. 分布式服务系统</text:h>
      <text:p text:style-name="P30"><text:tab/>YF框架中的服务为了适应集群架构，划分为本地服务及远程服务。</text:p>
      <text:p text:style-name="P31"><text:tab/><text:span text:style-name="T18">type Service interface {<text:tab/><text:tab/><text:tab/><text:tab/><text:tab/><text:tab/>// 本地服务 接口</text:span></text:p>
      <text:p text:style-name="P36"><text:tab/><text:tab/>Type() string <text:s text:c="27"/><text:tab/><text:tab/><text:tab/><text:tab/>// 服务类型</text:p>
      <text:p text:style-name="P36"><text:tab/><text:tab/>ID() ID <text:s text:c="33"/><text:tab/><text:tab/><text:tab/><text:tab/>// ID</text:p>
      <text:p text:style-name="P36"><text:tab/><text:tab/>Call(*yfnet.Call) (*yfnet.Return, error) <text:tab/>// 调用服务</text:p>
      <text:p text:style-name="P36"><text:tab/><text:tab/>Context() interface{} <text:s text:c="19"/><text:tab/><text:tab/><text:tab/>// 服务上下文</text:p>
      <text:p text:style-name="P36"><text:tab/>}</text:p>
      <text:p text:style-name="P37"><text:tab/>type RemoteService interface {<text:tab/>// 远程服务 <text:s/>接口</text:p>
      <text:p text:style-name="P37"><text:tab/><text:tab/>Service <text:s text:c="8"/><text:tab/><text:tab/><text:tab/><text:tab/>// 内嵌本地服务</text:p>
      <text:p text:style-name="P37"><text:tab/><text:tab/>RemoteID() ID <text:s text:c="2"/><text:tab/><text:tab/><text:tab/><text:tab/>// 远程服务的ID</text:p>
      <text:p text:style-name="P37"><text:tab/><text:tab/>Remote() Remote <text:tab/><text:tab/><text:tab/>// 远程调用接口</text:p>
      <text:p text:style-name="P37"><text:tab/>}</text:p>
      <text:p text:style-name="P37"><text:tab/>远程服务相较于本地服务，多实现一个远程接口（Remote），其是一个相远程用到进行调用的接口。</text:p>
      <text:p text:style-name="P38"><text:tab/><text:span text:style-name="T19">type Remote interface {</text:span></text:p>
      <text:p text:style-name="P39"><text:tab/><text:tab/>Post(service Service, call *yfnet.Call) error <text:s text:c="33"/><text:tab/><text:tab/><text:tab/>// 通知消息</text:p>
      <text:p text:style-name="P39"><text:tab/><text:tab/>Wait(service Service, call *yfnet.Call, timeout time.Duration) (Future, error) <text:tab/>// 请求消息</text:p>
      <text:p text:style-name="P39"><text:tab/><text:tab/>Write(msg *yfnet.Message) error <text:s text:c="47"/><text:tab/><text:tab/><text:tab/>// 写入消息</text:p>
      <text:p text:style-name="P39"><text:tab/><text:tab/>Channel() yfnet.Channel <text:s text:c="55"/><text:tab/><text:tab/><text:tab/><text:tab/>// 挂载的通道</text:p>
      <text:p text:style-name="P39"><text:tab/>}</text:p>
      <text:p text:style-name="P30"><text:tab/>服务建造者（接口），生成对应类型的服务和远程服务。</text:p>
      <text:p text:style-name="P40"><text:tab/>type TypeBuilder interface {</text:p>
      <text:p text:style-name="P40"><text:tab/><text:tab/>NewService(name string, id ID, context interface{}) (Service, error) <text:s text:c="11"/></text:p>
      <text:p text:style-name="P40"><text:tab/><text:tab/>NewRemoteService(remote Remote, name string, lid ID, rid ID, context interface{}) RemoteService </text:p>
      <text:p text:style-name="P40"><text:tab/>}</text:p>
      <text:p text:style-name="P40"><text:tab/>YF框架中，服务均由接口描述语言定义，代码生成引擎完成服务及其建造者在路由上的代码实现。一个类型的服务与接口描述语言中的<text:span text:style-name="T20">contract一一对应。</text:span></text:p>
      <text:p text:style-name="P18"><text:tab/>集群服务系统（YFDocker）也采用了节点的概念，一个服务系统节点映射到一个网络节点（Node），通过服务ID挂载多种类型的本地服务（Service），同时持有集群系统中邻居节点抽象（Neighbor）的集合。每一个邻居节点映射到一条通道<text:span text:style-name="T26">，其</text:span>通过名字保存其发布的远程服务（RemoteService），远程服务通过一个实现了ChannelHandle和<text:span text:style-name="T27">Remote</text:span>接口的ClusterRemote进行消息发送与接收来完成调用。</text:p>
      <text:p text:style-name="P18"><text:tab/>本地服务状态变更<text:span text:style-name="T29">：</text:span>服务系统使用一个服务状态事件<text:span text:style-name="T28">chan，每次本地服务状态的变化均产生相应的事件并放入该事件chan，通过定时扫描事件chan，服务系统定时向集群中的邻居节点通知服务状态的变化（发送CERs消息），使得邻居节点可以通过该通知，添加或删除对此服务系统节点的远程调用服务。集群中多个节点的服务互相注册，使得消费者访问任意一个服务节点，均可以使用整个集群系统中的所有服务。单个服务节点因此不仅具有服务生产者功能，同时也具有了路由功能。</text:span></text:p>
      <text:p text:style-name="P17"><text:soft-page-break/><text:tab/>远程服务状态变更<text:span text:style-name="T30">：（通道接收到CERs消息）远程服务状态的变更及其后续操作，由服务状态发布器（ServiceStatusPublisher）进行控制。服务状态发布器保存一个已上线的服务的集合，并为每种服务设置一个监听器列表。定义两种事件，分别为服务状态改变事件：<text:line-break/><text:tab/>type evtServiceStatusChanged struct {</text:span></text:p>
      <text:p text:style-name="P42"><text:tab/><text:tab/>service Service <text:s text:c="5"/><text:tab/><text:tab/>// 状态变更的服务</text:p>
      <text:p text:style-name="P42"><text:tab/><text:tab/>status <text:s/>yfnet.Status <text:tab/><text:tab/>// 状态</text:p>
      <text:p text:style-name="P42"><text:tab/>}</text:p>
      <text:p text:style-name="P42"><text:tab/>服务监听注册事件：</text:p>
      <text:p text:style-name="P42"><text:tab/>type evtListenService struct {</text:p>
      <text:p text:style-name="P42"><text:tab/><text:tab/>name <text:s text:c="4"/>string <text:s text:c="9"/><text:tab/><text:tab/>// 监听的服务名字</text:p>
      <text:p text:style-name="P42"><text:tab/><text:tab/>listener <text:tab/>ServiceListener <text:tab/>// 监听器</text:p>
      <text:p text:style-name="P42"><text:tab/>}</text:p>
      <text:p text:style-name="P44"><text:tab/>type ServiceListener func(server Service, status yfnet.Status) bool</text:p>
      <text:p text:style-name="P43"><text:tab/>其中监听器<text:span text:style-name="T24">（ServiceListener），是一个捕捉指定服务指定状态的函数，当函数返回true时，继续进行监听，当函数返回false时取消监听。</text:span></text:p>
      <text:p text:style-name="P42"><text:tab/>当上层应用需要监听某个服务或者某个服务状态改变时<text:span text:style-name="T24">，产生对应事件，发送到服务状态发布器的事件队列。当接收到服务监听事件时，发布器将该监听器加入到对应服务的监听器列表。当接收到服务状态改变事件时，发布器激活该服务监听器列表中符合条件的监听器，并生成新的监听器列表，如果本次状态为上线状态，将该服务保存到发布器的上线服务集合。（服务状态发布器归根到底是观察者模式的面向函数编程实现，通过注册服务状态观察者，实现对服务状态变化时所有观察者的通知功能。）</text:span></text:p>
      <text:p text:style-name="P41"/>
      <text:h text:style-name="Heading_20_3" text:outline-level="3">8. 角色系统</text:h>
      <text:p text:style-name="P14"><text:tab/>角色系统是绑定服务系统的一种特殊服务。</text:p>
      <text:p text:style-name="P13"><text:tab/>YF框架实现中，内置使用接口描述语言定义了一个contract ActorSystem。从前面章节可以知道，其提供了ActorSystemService及ActorSystemRemoteService两种服务。代码中的struct ActorSystem正是对IActorSystem接口的一种实现。</text:p>
      <text:p text:style-name="P15"><text:tab/><text:span text:style-name="T33">type ActorSystem struct {</text:span></text:p>
      <text:p text:style-name="P45"><text:tab/><text:tab/>*RPC <text:s text:c="33"/><text:tab/><text:tab/><text:tab/>// 内嵌远程调用集中管理器</text:p>
      <text:p text:style-name="P45"><text:tab/><text:tab/>yflogger.Log <text:s text:c="25"/><text:tab/><text:tab/><text:tab/>// 内嵌通用日志接口</text:p>
      <text:p text:style-name="P45"><text:tab/><text:tab/>Name <text:s text:c="9"/><text:tab/>string <text:s text:c="17"/><text:tab/><text:tab/><text:tab/>// 角色系统名字</text:p>
      <text:p text:style-name="P45"><text:tab/><text:tab/>Docker <text:s text:c="7"/><text:tab/>*YFDocker <text:s text:c="14"/><text:tab/><text:tab/>// 绑定的服务系统</text:p>
      <text:p text:style-name="P45"><text:tab/><text:tab/>builders <text:s text:c="5"/><text:tab/>map[string]TypeBuilder <text:s/><text:tab/>// 服务建造者集合</text:p>
      <text:p text:style-name="P45"><text:tab/><text:tab/>actorslock <text:s text:c="3"/><text:tab/>sync.RWMutex <text:s text:c="11"/><text:tab/>// 角色集合读写锁 修改角色集合使用</text:p>
      <text:p text:style-name="P45"><text:tab/><text:tab/>actors <text:s text:c="7"/><text:tab/>map[string]Actor <text:s text:c="6"/><text:tab/><text:tab/>// 按ActorName.String()索引的角色集合</text:p>
      <text:p text:style-name="P45"><text:tab/><text:tab/>neighborslock sync.RWMutex <text:s text:c="11"/><text:tab/>// 邻居集合读写锁 修改邻居集合使用</text:p>
      <text:p text:style-name="P45"><text:tab/><text:tab/>neighbors <text:s text:c="4"/><text:tab/>map[string]IActorSystem // 邻居角色系统集合</text:p>
      <text:p text:style-name="P45"><text:tab/><text:tab/>idgen <text:s text:c="8"/><text:tab/>uint32 <text:s text:c="17"/><text:tab/><text:tab/>// ID生成器</text:p>
      <text:p text:style-name="P45"><text:tab/><text:tab/>grouplocks <text:s text:c="2"/>[]sync.Mutex <text:s text:c="10"/><text:tab/><text:tab/>// 互斥锁列表 用于分配给角色集合中的角色使用</text:p>
      <text:p text:style-name="P45"><text:tab/>}</text:p>
      <text:p text:style-name="P47">角色系统基于服务系统实现<text:span text:style-name="T34">。角色系统实例在其绑定的服务系统实例中，注册一个IActorSystem的建造者，其建造者函数返回的正是角色系统实例本身。从而将此角色系统实例与接口描述语言通过代码生成引擎得到的本地服务ActorSystemService绑定在一起，使得角色系统本身又成为一种服务。角色系统启动后，通过启动本地服务ActorSystemService</text:span></text:p>
      <text:p text:style-name="P46"><text:tab/><text:span text:style-name="T35">sysm.Docker.NewLocalService(ActorSystemTypeName, name)</text:span></text:p>
      <text:p text:style-name="P46"><text:tab/>然后向服务系统注册一个角色系统服务监听</text:p>
      <text:p text:style-name="P47"><text:tab/><text:span text:style-name="T39">sysm.Docker.ListenServiceType(</text:span></text:p>
      <text:p text:style-name="P53"><text:soft-page-break/><text:tab/><text:tab/>ActorSystemTypeName,</text:p>
      <text:p text:style-name="P53"><text:tab/><text:tab/>func(service Service, status yfnet.Status) bool {</text:p>
      <text:p text:style-name="P53"><text:tab/><text:tab/><text:tab/>sysm.neighborslock.Lock()</text:p>
      <text:p text:style-name="P53"><text:tab/><text:tab/><text:tab/>defer sysm.neighborslock.Unlock()</text:p>
      <text:p text:style-name="P53"><text:tab/><text:tab/><text:tab/>if status == yfnet.StatusOnline {</text:p>
      <text:p text:style-name="P53"><text:tab/><text:tab/><text:tab/><text:tab/>sysm.Debug("new neighbor: %s", service)</text:p>
      <text:p text:style-name="P53"><text:tab/><text:tab/><text:tab/><text:tab/>sysm.neighbors[service.String()] = service.(IActorSystem)</text:p>
      <text:p text:style-name="P53"><text:tab/><text:tab/><text:tab/>} else {</text:p>
      <text:p text:style-name="P53"><text:tab/><text:tab/><text:tab/><text:tab/>sysm.Debug("delete neightbor: %s", service)</text:p>
      <text:p text:style-name="P53"><text:tab/><text:tab/><text:tab/><text:tab/>delete(sysm.neighbors, service.String())</text:p>
      <text:p text:style-name="P53"><text:tab/><text:tab/><text:tab/>}</text:p>
      <text:p text:style-name="P53"><text:tab/><text:tab/><text:tab/>return true</text:p>
      <text:p text:style-name="P53"><text:tab/><text:tab/>},</text:p>
      <text:p text:style-name="P53"><text:tab/>)</text:p>
      <text:p text:style-name="P48"><text:tab/>从而当集群中有两个以上节点启动角色系统服务后<text:span text:style-name="T40">，节点两两之间会互相注册远程调用服务，角色系统的 </text:span>neighbors字段会按名字保存集群中所有其他角色系统的远程调用服务<text:span text:style-name="T40">。这样一来，角色系统也实现了集群服务。</text:span></text:p>
      <text:p text:style-name="P46"><text:tab/>在创建角色时<text:span text:style-name="T36">，需要先创建角色名字：</text:span></text:p>
      <text:p text:style-name="P49"><text:tab/>type ActorName struct {<text:tab/><text:tab/>// ActorName 角色名字</text:p>
      <text:p text:style-name="P49"><text:tab/><text:tab/>Sysm <text:s/>string <text:tab/><text:tab/><text:tab/>// 角色系统名字</text:p>
      <text:p text:style-name="P49"><text:tab/><text:tab/>Type <text:s/>string <text:tab/><text:tab/><text:tab/><text:tab/>// 角色类型</text:p>
      <text:p text:style-name="P49"><text:tab/><text:tab/>ID <text:s text:c="3"/>string <text:tab/><text:tab/><text:tab/><text:tab/>// 角色ID 同类型的角色下的唯一标识符</text:p>
      <text:p text:style-name="P49"><text:tab/><text:tab/>actor Actor <text:s/><text:tab/><text:tab/><text:tab/><text:tab/>// 绑定的角色</text:p>
      <text:p text:style-name="P49"><text:tab/>}</text:p>
      <text:p text:style-name="P49"><text:tab/>角色是在角色系统基础上实现的应用系统中的一个参与者单元<text:span text:style-name="T37">，应用系统可以由不同参与者组成。这样的参与者同样使用接口描述语言定义，即一个contract<text:tab/>，所以一种角色也可以代表一种服务。创建角色系统时，需要将系统中所有使用到的角色对应服务的建造者组成建造者集合对系统进行初始化，只要角色系统有该种角色建造者存在，就可以在角色系统中建立该角色实例。新建自定义角色时，会将自定义服务结构绑定在内置角色的服务引用上。内置角色结构如下：</text:span></text:p>
      <text:p text:style-name="P50"><text:tab/><text:span text:style-name="T38">type realActor struct {</text:span></text:p>
      <text:p text:style-name="P51"><text:tab/><text:tab/>sysm <text:s text:c="3"/>*ActorSystem <text:tab/>// 所属角色系统</text:p>
      <text:p text:style-name="P51"><text:tab/><text:tab/>name <text:s text:c="3"/>*ActorName <text:s text:c="2"/><text:tab/>// 角色名字结构</text:p>
      <text:p text:style-name="P51"><text:tab/><text:tab/>service Service <text:s text:c="5"/><text:tab/><text:tab/>// 角色绑定的自定义服务引用</text:p>
      <text:p text:style-name="P51"><text:tab/><text:tab/>context ActorContext <text:tab/>// 角色上下文</text:p>
      <text:p text:style-name="P51"><text:tab/><text:tab/>locker <text:s/>*sync.Mutex <text:s/><text:tab/><text:tab/>// 由角色系统统一分配的锁</text:p>
      <text:p text:style-name="P51"><text:tab/>}</text:p>
      <text:p text:style-name="P52"><text:tab/>创建自定义角色时<text:span text:style-name="T41">，根据角色名中指定的角色系统名字，如果为当前角色系统或者空，则直接创建本地角色，绑定自定义角色的本地服务。</text:span></text:p>
      <text:p text:style-name="P52"><text:tab/><text:span text:style-name="T41">actor := newActor(sysm, &amp;name, context, locker)</text:span></text:p>
      <text:p text:style-name="P54"><text:tab/>context.SetActor(actor)</text:p>
      <text:p text:style-name="P54"><text:tab/>service, err := builder.NewService(name.String(), id, context)</text:p>
      <text:p text:style-name="P54"><text:tab/>if err != nil {</text:p>
      <text:p text:style-name="P54"><text:tab/><text:tab/>return nil, err</text:p>
      <text:p text:style-name="P54"><text:tab/>}</text:p>
      <text:p text:style-name="P54"><text:tab/>actor.service = service</text:p>
      <text:p text:style-name="P55"><text:tab/>如果是存在于邻居角色系统集合中的名字，则创建一个 ActorRemote</text:p>
      <text:p text:style-name="P56"><text:tab/>type ActorRemote struct {</text:p>
      <text:p text:style-name="P56"><text:tab/><text:tab/>Sysm *ActorSystem // 本地角色系统引用</text:p>
      <text:p text:style-name="P56"><text:tab/><text:tab/>name string <text:s text:c="6"/>// 角色名字 只保留了名字 丢弃ActorName其余字段</text:p>
      <text:p text:style-name="P56"><text:soft-page-break/><text:tab/><text:tab/>as <text:s text:c="2"/>IActorSystem // 远程角色系统引用</text:p>
      <text:p text:style-name="P56"><text:tab/>}</text:p>
      <text:p text:style-name="P56"><text:tab/><text:span text:style-name="T41">ActorRemote实现了</text:span>Channel及Remote接口。可以作为参数创建自定义角色的远程服务。</text:p>
      <text:p text:style-name="P56"><text:tab/>然后再创建内置角色绑定该自定义角色远程服务。</text:p>
      <text:p text:style-name="P57"><text:tab/>在调用该远程自定义角色服务的方法时<text:span text:style-name="T42">，实际是经过远程角色（ActorRemote）穿透后，调用的ActorSystemRemoteService的ActorInvoke方法，从而使用服务系统之间的传输层连接传递消息。</text:span></text:p>
      <text:p text:style-name="P57"><text:tab/><text:span text:style-name="T43">（Oh,shit,太烧脑了，我自己都描述不清楚）</text:span></text:p>
      <text:p text:style-name="P57"/>
      <text:h text:style-name="Heading_20_3" text:outline-level="3">9. 游戏服节点</text:h>
      <text:h text:style-name="Heading_20_3" text:outline-level="3">10. 玩家</text:h>
      <text:p text:style-name="P58"><text:tab/>type Player struct {</text:p>
      <text:p text:style-name="P58"><text:tab/><text:tab/>client <text:s/>RemoteService <text:tab/>// 玩家的客户端代理</text:p>
      <text:p text:style-name="P58"><text:tab/><text:tab/>session string <text:s text:c="7"/><text:tab/><text:tab/>// 玩家的会话ID</text:p>
      <text:p text:style-name="P58"><text:tab/><text:tab/>userID <text:s/>string <text:s text:c="7"/><text:tab/><text:tab/>// 玩家唯一ID</text:p>
      <text:p text:style-name="P58"><text:tab/><text:tab/>actor <text:s text:c="2"/>Actor <text:s text:c="8"/><text:tab/><text:tab/>// 玩家的角色代理</text:p>
      <text:p text:style-name="P58"><text:tab/>}</text:p>
      <text:p text:style-name="P58"><text:tab/><text:span text:style-name="T44">session标志玩家的会话，userID标志了玩家的唯一性，当玩家从游戏客户端连接到游戏服务器时，服务器将在此连接通道上挂载一个远程服务。此服务的就是玩家的客户端代理，用于服务器向玩家发起远程调用。同时Player将作为其Actor的上下文将两者互相绑定。</text:span></text:p>
      <text:p text:style-name="P58"/>
      <text:p text:style-name="P59">11. 网关</text:p>
      <text:p text:style-name="P60">12.</text:p>
      <text:h text:style-name="Heading_20_3" text:outline-level="3">13. DH密钥交换</text:h>
      <text:p text:style-name="P61"><text:tab/>客户端指定G，P，并随机得到R，发送E<text:span text:style-name="T45">=G**R%P到网关。</text:span></text:p>
      <text:p text:style-name="P61"><text:tab/>网关指定同样的G，P，并随机得到R<text:span text:style-name="T46">1。网关接收到客户端发送过来的E后，返回给客户端E1=G**R1%P。然后使用K=E**R1%P作为加密算法的密钥。</text:span></text:p>
      <text:p text:style-name="P61"><text:tab/>客户端接收网关发回的交换秘钥E<text:span text:style-name="T45">1，用K1=E1**R%P得到加密算法的密钥。</text:span></text:p>
      <text:p text:style-name="P61"/>
      <text:p text:style-name="P61"><text:tab/>假设<text:span text:style-name="T47">G = 55, P = 13 , R = 5, R1 = 4</text:span></text:p>
      <text:p text:style-name="P61"><text:tab/><text:span text:style-name="T47">E =55**5%13 = 9 </text:span></text:p>
      <text:p text:style-name="P62"><text:tab/><text:span text:style-name="T48">E1 = <text:s/>55**4%13 = 3</text:span></text:p>
      <text:p text:style-name="P61"><text:tab/><text:span text:style-name="T49">K = 9 **4 % 13 </text:span></text:p>
      <text:p text:style-name="P61"><text:tab/><text:span text:style-name="T49">K1 = 3 ** 5 % 13</text:span></text:p>
      <text:p text:style-name="P61"/>
      <text:h text:style-name="Heading_20_3" text:outline-level="3">14.客户端模拟器</text:h>
      <text:p text:style-name="P67"><text:tab/>一个客户端模拟器包含一个<text:span text:style-name="T50">RPC集中管理器,一个服务状态发布器,一个客户端驱动及一个服务建造者集合. 客户端驱动相当于通道管理器,上面挂载多个连接通道. 每当新建一个通道的时候,会自动异步启动该通道,进行消息收发. 模拟器可以使用唯一的客户标识进行连接,连接的时候新建一个该标识命名的通道,并自动异步启动.在该通道启动的同时,模拟器会使用服务状态发布器监听该标识同名服务,直到目标服务上线后(有超时机制),识别该服务上下文为一个Cl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5T17:45:19.820561114</meta:creation-date>
    <dc:date>2018-08-01T14:52:29.258454989</dc:date>
    <meta:editing-duration>PT11H33M20S</meta:editing-duration>
    <meta:editing-cycles>220</meta:editing-cycles>
    <meta:generator>LibreOffice/5.1.6.2$Linux_X86_64 LibreOffice_project/10m0$Build-2</meta:generator>
    <meta:document-statistic meta:table-count="0" meta:image-count="0" meta:object-count="0" meta:page-count="7" meta:paragraph-count="222" meta:word-count="5371" meta:character-count="10808" meta:non-whitespace-character-count="9035"/>
  </office:meta>
</office:document-meta>
</file>